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rnigy 380 max micro servo</text:p>
      <text:p text:style-name="Standard">or similar high torque micro servo</text:p>
      <text:p text:style-name="Standard">£15</text:p>
      <text:p text:style-name="Standard">Arduino uno R3</text:p>
      <text:p text:style-name="Standard">£6 - £17</text:p>
      <text:p text:style-name="Standard">4 relay module (5v)</text:p>
      <text:p text:style-name="Standard">£3.50</text:p>
      <text:p text:style-name="Standard">3.5mm sockets (mono)</text:p>
      <text:p text:style-name="Standard">£2 each </text:p>
      <text:p text:style-name="Standard">Dupont cables</text:p>
      <text:p text:style-name="Standard">20cm long, male to female ends</text:p>
      <text:p text:style-name="Standard">£2</text:p>
      <text:p text:style-name="Standard">Self tapping screws </text:p>
      <text:p text:style-name="Standard">no.6 (3.5mm) 13mm long, 12 pieces </text:p>
      <text:p text:style-name="Standard">£1</text:p>
      <text:p text:style-name="Standard">Super glue </text:p>
      <text:p text:style-name="Standard">£1</text:p>
      <text:p text:style-name="Standard">Double sided foam tape </text:p>
      <text:p text:style-name="Standard">£2.5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Joyce</meta:initial-creator>
    <meta:creation-date>2015-06-30T13:20:08.95</meta:creation-date>
    <meta:generator>OpenOffice/4.0.1$Win32 OpenOffice.org_project/401m5$Build-9714</meta:generator>
    <dc:date>2015-06-30T13:57:07.62</dc:date>
    <dc:creator>Patrick Joyce</dc:creator>
    <meta:editing-duration>PT37M</meta:editing-duration>
    <meta:editing-cycles>2</meta:editing-cycles>
    <meta:document-statistic meta:table-count="0" meta:image-count="0" meta:object-count="0" meta:page-count="1" meta:paragraph-count="19" meta:word-count="55" meta:character-count="280"/>
  </office:meta>
</office:document-meta>
</file>